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ooling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Cooling.E4:.E28]*[Cooling.F4:.F28])" office:value-type="float" office:value="326.52" calcext:value-type="float">
            <text:p>326.52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A duct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Small NACA duct</text:p>
          </table:table-cell>
          <table:table-cell office:value-type="string" calcext:value-type="string">
            <text:p>Pegasus</text:p>
          </table:table-cell>
          <table:table-cell office:value-type="float" office:value="2" calcext:value-type="float">
            <text:p>2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a xlink:href="https://www.pegasusautoracing.com/productselection.asp?Product=3627" xlink:type="simple">https://www.pegasusautoracing.com/productselection.asp?Product=3627</text:a></text:p>
          </table:table-cell>
          <table:table-cell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ir duct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Neoprene 2.5” duct</text:p>
          </table:table-cell>
          <table:table-cell office:value-type="string" calcext:value-type="string">
            <text:p>Pegasus</text:p>
          </table:table-cell>
          <table:table-cell office:value-type="float" office:value="1" calcext:value-type="float">
            <text:p>1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<text:a xlink:href="https://www.pegasusautoracing.com/productselection.asp?Product=3620" xlink:type="simple">https://www.pegasusautoracing.com/productselection.asp?Product=3620</text:a></text:p>
          </table:table-cell>
          <table:table-cell office:value-type="string" calcext:value-type="string">
            <text:p>Part No. 3620-2.50-3 FOO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diator</text:p>
          </table:table-cell>
          <table:table-cell table:style-name="ce2" office:value-type="string" calcext:value-type="string">
            <text:p>Motor Parts Mall</text:p>
          </table:table-cell>
          <table:table-cell table:style-name="ce2" office:value-type="string" calcext:value-type="string">
            <text:p>266mm x 220mm</text:p>
          </table:table-cell>
          <table:table-cell table:style-name="ce2" office:value-type="string" calcext:value-type="string">
            <text:p>Motor Parts Mal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.95" calcext:value-type="float">
            <text:p>85.95</text:p>
          </table:table-cell>
          <table:table-cell table:style-name="ce2" office:value-type="string" calcext:value-type="string">
            <text:p><text:a xlink:href="http://www.motorpartsmall.com/index.php?main_page=product_info&amp;cPath=53_60&amp;products_id=1369" xlink:type="simple">http://www.motorpartsmall.com/index.php?main_page=product_info&amp;cPath=53_60&amp;products_id=1369</text:a>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Pump</text:p>
          </table:table-cell>
          <table:table-cell office:value-type="string" calcext:value-type="string">
            <text:p>Swiftech</text:p>
          </table:table-cell>
          <table:table-cell office:value-type="string" calcext:value-type="string">
            <text:p>Laing D5 Vario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94.99" calcext:value-type="float">
            <text:p>94.99</text:p>
          </table:table-cell>
          <table:table-cell office:value-type="string" calcext:value-type="string">
            <text:p><text:a xlink:href="http://www.amazon.com/Swiftech-MCP655TM-Laing-Vario-controller/dp/B001G6S1JY" xlink:type="simple">http://www.amazon.com/Swiftech-MCP655TM-Laing-Vario-controller/dp/B001G6S1JY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/2” coolant line</text:p>
          </table:table-cell>
          <table:table-cell office:value-type="string" calcext:value-type="string">
            <text:p>Small Parts</text:p>
          </table:table-cell>
          <table:table-cell office:value-type="string" calcext:value-type="string">
            <text:p>1/2” ID, 11/16” OD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a xlink:href="http://www.amazon.com/dp/B000FN1G6Y/ref=biss_dp_t_asn" xlink:type="simple">http://www.amazon.com/dp/B000FN1G6Y/ref=biss_dp_t_asn</text:a></text:p>
          </table:table-cell>
          <table:table-cell office:value-type="string" calcext:value-type="string">
            <text:p>10' lengt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/2” 1/2” barb union</text:p>
          </table:table-cell>
          <table:table-cell table:style-name="ce2" office:value-type="string" calcext:value-type="string">
            <text:p>Anderson Metals</text:p>
          </table:table-cell>
          <table:table-cell table:style-name="ce2" office:value-type="string" calcext:value-type="string">
            <text:p>1/2” 1/2” barb union</text:p>
          </table:table-cell>
          <table:table-cell table:style-name="ce2" office:value-type="string" calcext:value-type="string">
            <text:p>Amaz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.5" calcext:value-type="float">
            <text:p>4.5</text:p>
          </table:table-cell>
          <table:table-cell table:style-name="ce2" office:value-type="string" calcext:value-type="string">
            <text:p><text:a xlink:href="http://www.amazon.com/Anderson-Metals-Brass-Fitting-Union/dp/B0070TVBAW/ref=sr_1_1?ie=UTF8&amp;qid=1458367850&amp;sr=8-1&amp;keywords=1%2F2%22+1%2F2%22+barb+union" xlink:type="simple">http://www.amazon.com/Anderson-Metals-Brass-Fitting-Union/dp/B0070TVBAW/ref=sr_1_1?ie=UTF8&amp;qid=1458367850&amp;sr=8-1&amp;keywords=1%2F2"+1%2F2"+barb+union</text:a></text:p>
          </table:table-cell>
          <table:table-cell table:style-name="ce2" office:value-type="string" calcext:value-type="string">
            <text:p>Choose 1/2” x 1/2” Barb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5/8” to 1/2” reducer</text:p>
          </table:table-cell>
          <table:table-cell table:style-name="ce2" office:value-type="string" calcext:value-type="string">
            <text:p>Pegasus</text:p>
          </table:table-cell>
          <table:table-cell table:style-name="ce2" office:value-type="string" calcext:value-type="string">
            <text:p>5/8” x 1/2” straight reducer</text:p>
          </table:table-cell>
          <table:table-cell table:style-name="ce2" office:value-type="string" calcext:value-type="string">
            <text:p>Pegasu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.99" calcext:value-type="float">
            <text:p>8.99</text:p>
          </table:table-cell>
          <table:table-cell table:style-name="ce2" office:value-type="string" calcext:value-type="string">
            <text:p><text:a xlink:href="https://www.pegasusautoracing.com/productdetails.asp?RecID=2806" xlink:type="simple">https://www.pegasusautoracing.com/productdetails.asp?RecID=2806</text:a>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Water block copper</text:p>
          </table:table-cell>
          <table:table-cell table:style-name="ce2" office:value-type="string" calcext:value-type="string">
            <text:p>Mueller B&amp;K</text:p>
          </table:table-cell>
          <table:table-cell table:style-name="ce2" office:value-type="string" calcext:value-type="string">
            <text:p>3/8” soft copper coil</text:p>
          </table:table-cell>
          <table:table-cell table:style-name="ce2" office:value-type="string" calcext:value-type="string">
            <text:p>Amaz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54" calcext:value-type="float">
            <text:p>21.54</text:p>
          </table:table-cell>
          <table:table-cell table:style-name="ce2" office:value-type="string" calcext:value-type="string">
            <text:p><text:a xlink:href="http://www.amazon.com/Mueller-UT06025-General-Purpose-Utility-Copper/dp/B00S04F8Z0" xlink:type="simple">http://www.amazon.com/Mueller-UT06025-General-Purpose-Utility-Copper/dp/B00S04F8Z0</text:a>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Water block tube nut</text:p>
          </table:table-cell>
          <table:table-cell office:value-type="string" calcext:value-type="string">
            <text:p>Eaton Weatherhead</text:p>
          </table:table-cell>
          <table:table-cell office:value-type="string" calcext:value-type="string">
            <text:p>100X6 3/8” inv flare nut</text:p>
          </table:table-cell>
          <table:table-cell office:value-type="string" calcext:value-type="string">
            <text:p>Amazon</text:p>
          </table:table-cell>
          <table:table-cell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a xlink:href="http://www.amazon.com/Eaton-Weatherhead-100X6-Inverted-Fitting/dp/B00VG35Y3I/ref=sr_1_4?ie=UTF8&amp;qid=1458365060&amp;sr=8-4&amp;keywords=brass+inverted+flare+nut+3%2F8%22" xlink:type="simple">http://www.amazon.com/Eaton-Weatherhead-100X6-Inverted-Fitting/dp/B00VG35Y3I/ref=sr_1_4?ie=UTF8&amp;qid=1458365060&amp;sr=8-4&amp;keywords=brass+inverted+flare+nut+3%2F8"</text:a></text:p>
          </table:table-cell>
          <table:table-cell office:value-type="string" calcext:value-type="string">
            <text:p>Choose the 1 opti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ot ctl dual flare to barb</text:p>
          </table:table-cell>
          <table:table-cell office:value-type="string" calcext:value-type="string">
            <text:p>Anderson Metals</text:p>
          </table:table-cell>
          <table:table-cell office:value-type="string" calcext:value-type="string">
            <text:p>5/8”-18 male flare to 1/2” barb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<text:a xlink:href="http://www.amazon.com/Anderson-Metals-Swivel-Fitting-Connector/dp/B0070TWKO8/ref=sr_1_1?ie=UTF8&amp;qid=1458364575&amp;sr=8-1&amp;keywords=brass+barb+to+flare" xlink:type="simple">http://www.amazon.com/Anderson-Metals-Swivel-Fitting-Connector/dp/B0070TWKO8/ref=sr_1_1?ie=UTF8&amp;qid=1458364575&amp;sr=8-1&amp;keywords=brass+barb+to+flare</text:a></text:p>
          </table:table-cell>
          <table:table-cell office:value-type="string" calcext:value-type="string">
            <text:p>Choose 1/2” Barb x 5/8” Dual Seat Fla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l rad dual flare to barb</text:p>
          </table:table-cell>
          <table:table-cell office:value-type="string" calcext:value-type="string">
            <text:p>Anderson Metals</text:p>
          </table:table-cell>
          <table:table-cell office:value-type="string" calcext:value-type="string">
            <text:p>5/8”-18 male flare to 5/8” barb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<text:a xlink:href="http://www.amazon.com/Anderson-Metals-Swivel-Fitting-Connector/dp/B0070TWKO8/ref=sr_1_1?ie=UTF8&amp;qid=1458364575&amp;sr=8-1&amp;keywords=brass+barb+to+flare" xlink:type="simple">http://www.amazon.com/Anderson-Metals-Swivel-Fitting-Connector/dp/B0070TWKO8/ref=sr_1_1?ie=UTF8&amp;qid=1458364575&amp;sr=8-1&amp;keywords=brass+barb+to+flare</text:a></text:p>
          </table:table-cell>
          <table:table-cell office:value-type="string" calcext:value-type="string">
            <text:p>Choose 5/8” Barb x 5/8” Dual Seat Fla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se clamps</text:p>
          </table:table-cell>
          <table:table-cell office:value-type="string" calcext:value-type="string">
            <text:p>Precision Brand</text:p>
          </table:table-cell>
          <table:table-cell office:value-type="string" calcext:value-type="string">
            <text:p>M10S Micro Seal 1/2”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a xlink:href="http://www.amazon.com/Precision-Brand-Micro-Miniature-Stainless/dp/B007Q4YDOC/ref=sr_1_1?s=industrial&amp;ie=UTF8&amp;qid=1458583026&amp;sr=1-1" xlink:type="simple">http://www.amazon.com/Precision-Brand-Micro-Miniature-Stainless/dp/B007Q4YDOC/ref=sr_1_1?s=industrial&amp;ie=UTF8&amp;qid=1458583026&amp;sr=1-1</text:a></text:p>
          </table:table-cell>
          <table:table-cell office:value-type="string" calcext:value-type="string">
            <text:p>Choose ½ inches; pack of 1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rakes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Brakes.E4:.E41]*[Brakes.F4:.F41])" office:value-type="float" office:value="293.07" calcext:value-type="float">
            <text:p>293.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Banjo bolt</text:p>
          </table:table-cell>
          <table:table-cell office:value-type="string" calcext:value-type="string">
            <text:p>Earl's Performance Plumbing</text:p>
          </table:table-cell>
          <table:table-cell office:value-type="string" calcext:value-type="string">
            <text:p>M10-1.25</text:p>
          </table:table-cell>
          <table:table-cell office:value-type="string" calcext:value-type="string">
            <text:p>Jegs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a xlink:href="http://www.jegs.com/i/JEGS-Performance-Products/555/100736/10002/-1?parentProductId=" xlink:type="simple">http://www.jegs.com/i/JEGS-Performance-Products/555/100736/10002/-1?parentProductId=</text:a></text:p>
          </table:table-cell>
          <table:table-cell/>
        </table:table-row>
        <table:table-row table:style-name="ro2">
          <table:table-cell office:value-type="string" calcext:value-type="string">
            <text:p>Banjo to AN3</text:p>
          </table:table-cell>
          <table:table-cell office:value-type="string" calcext:value-type="string">
            <text:p>Earl's Performance Plumbing</text:p>
          </table:table-cell>
          <table:table-cell office:value-type="string" calcext:value-type="string">
            <text:p>3/8” (10mm) to #3</text:p>
          </table:table-cell>
          <table:table-cell office:value-type="string" calcext:value-type="string">
            <text:p>Jegs</text:p>
          </table:table-cell>
          <table:table-cell office:value-type="float" office:value="4" calcext:value-type="float">
            <text:p>4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<text:a xlink:href="http://www.jegs.com/i/Earls/361/997603/10002/-1?parentProductId=#moreDetails" xlink:type="simple">http://www.jegs.com/i/Earls/361/997603/10002/-1?parentProductId=#moreDetails</text:a></text:p>
          </table:table-cell>
          <table:table-cell/>
        </table:table-row>
        <table:table-row table:style-name="ro2">
          <table:table-cell office:value-type="string" calcext:value-type="string">
            <text:p>Crush washer</text:p>
          </table:table-cell>
          <table:table-cell office:value-type="string" calcext:value-type="string">
            <text:p>Earl's Performance Plumbing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Pegasus Racing</text:p>
          </table:table-cell>
          <table:table-cell office:value-type="float" office:value="12" calcext:value-type="float">
            <text:p>1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a xlink:href="https://www.pegasusautoracing.com/productselection.asp?Product=3241" xlink:type="simple">https://www.pegasusautoracing.com/productselection.asp?Product=3241</text:a></text:p>
          </table:table-cell>
          <table:table-cell office:value-type="string" calcext:value-type="string">
            <text:p>Part No. 3241-3/8</text:p>
          </table:table-cell>
        </table:table-row>
        <table:table-row table:style-name="ro2">
          <table:table-cell office:value-type="string" calcext:value-type="string">
            <text:p>Braided brake line</text:p>
          </table:table-cell>
          <table:table-cell office:value-type="string" calcext:value-type="string">
            <text:p>Earl's Performance Plumbing</text:p>
          </table:table-cell>
          <table:table-cell office:value-type="string" calcext:value-type="string">
            <text:p>Speed-Flex Hose -3AN</text:p>
          </table:table-cell>
          <table:table-cell office:value-type="string" calcext:value-type="string">
            <text:p>Jegs</text:p>
          </table:table-cell>
          <table:table-cell office:value-type="float" office:value="1" calcext:value-type="float">
            <text:p>1</text:p>
          </table:table-cell>
          <table:table-cell office:value-type="float" office:value="62.96" calcext:value-type="float">
            <text:p>62.96</text:p>
          </table:table-cell>
          <table:table-cell office:value-type="string" calcext:value-type="string">
            <text:p><text:a xlink:href="http://www.jegs.com/i/Earls/361/620003/10002/-1?parentProductId=#moreDetails" xlink:type="simple">http://www.jegs.com/i/Earls/361/620003/10002/-1?parentProductId=#moreDetails</text:a></text:p>
          </table:table-cell>
          <table:table-cell office:value-type="string" calcext:value-type="string">
            <text:p>20 feet</text:p>
          </table:table-cell>
        </table:table-row>
        <table:table-row table:style-name="ro2">
          <table:table-cell office:value-type="string" calcext:value-type="string">
            <text:p>Hose end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AN hose end</text:p>
          </table:table-cell>
          <table:table-cell office:value-type="string" calcext:value-type="string">
            <text:p>Jegs</text:p>
          </table:table-cell>
          <table:table-cell office:value-type="float" office:value="12" calcext:value-type="float">
            <text:p>12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<text:a xlink:href="http://www.jegs.com/i/JEGS-Performance-Products/555/104000/10002/-1" xlink:type="simple">http://www.jegs.com/i/JEGS-Performance-Products/555/104000/10002/-1</text:a></text:p>
          </table:table-cell>
          <table:table-cell/>
        </table:table-row>
        <table:table-row table:style-name="ro2">
          <table:table-cell office:value-type="string" calcext:value-type="string">
            <text:p>Tee adapter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AN by 3 steel tee</text:p>
          </table:table-cell>
          <table:table-cell office:value-type="string" calcext:value-type="string">
            <text:p>Jegs</text:p>
          </table:table-cell>
          <table:table-cell office:value-type="float" office:value="2" calcext:value-type="float">
            <text:p>2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<text:a xlink:href="http://www.jegs.com/i/JEGS-Performance-Products/555/100720/10002/-1" xlink:type="simple">http://www.jegs.com/i/JEGS-Performance-Products/555/100720/10002/-1</text:a></text:p>
          </table:table-cell>
          <table:table-cell/>
        </table:table-row>
        <table:table-row table:style-name="ro2">
          <table:table-cell office:value-type="string" calcext:value-type="string">
            <text:p>Hard line tube nut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/16” - 3AN steel nut</text:p>
          </table:table-cell>
          <table:table-cell office:value-type="string" calcext:value-type="string">
            <text:p>Jegs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://www.jegs.com/i/JEGS-Performance-Products/555/100385/10002/-1?parentProductId=#moreDetails" xlink:type="simple">http://www.jegs.com/i/JEGS-Performance-Products/555/100385/10002/-1?parentProductId=#moreDetails</text:a></text:p>
          </table:table-cell>
          <table:table-cell office:value-type="string" calcext:value-type="string">
            <text:p>Pack of 6</text:p>
          </table:table-cell>
        </table:table-row>
        <table:table-row table:style-name="ro2">
          <table:table-cell office:value-type="string" calcext:value-type="string">
            <text:p>Hard line tube sleeve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/16” - 3AN steel sleeve</text:p>
          </table:table-cell>
          <table:table-cell office:value-type="string" calcext:value-type="string">
            <text:p>Jegs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://www.jegs.com/i/JEGS-Performance-Products/555/100395/10002/-1?parentProductId=#moreDetails" xlink:type="simple">http://www.jegs.com/i/JEGS-Performance-Products/555/100395/10002/-1?parentProductId=#moreDetails</text:a></text:p>
          </table:table-cell>
          <table:table-cell office:value-type="string" calcext:value-type="string">
            <text:p>Pack of 6</text:p>
          </table:table-cell>
        </table:table-row>
        <table:table-row table:style-name="ro2">
          <table:table-cell office:value-type="string" calcext:value-type="string">
            <text:p>Hard line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/16” NiCopp hard line</text:p>
          </table:table-cell>
          <table:table-cell office:value-type="string" calcext:value-type="string">
            <text:p>Jegs</text:p>
          </table:table-cell>
          <table:table-cell office:value-type="float" office:value="1" calcext:value-type="float">
            <text:p>1</text:p>
          </table:table-cell>
          <table:table-cell office:value-type="float" office:value="49.99" calcext:value-type="float">
            <text:p>49.99</text:p>
          </table:table-cell>
          <table:table-cell office:value-type="string" calcext:value-type="string">
            <text:p><text:a xlink:href="http://www.jegs.com/i/JEGS-Performance-Products/555/635800/10002/-1?parentProductId=2111534" xlink:type="simple">http://www.jegs.com/i/JEGS-Performance-Products/555/635800/10002/-1?parentProductId=2111534</text:a></text:p>
          </table:table-cell>
          <table:table-cell office:value-type="string" calcext:value-type="string">
            <text:p>25 feet</text:p>
          </table:table-cell>
        </table:table-row>
        <table:table-row table:style-name="ro2">
          <table:table-cell office:value-type="string" calcext:value-type="string">
            <text:p>NPT to AN fitting</text:p>
          </table:table-cell>
          <table:table-cell office:value-type="string" calcext:value-type="string">
            <text:p>Pegasus Racing</text:p>
          </table:table-cell>
          <table:table-cell office:value-type="string" calcext:value-type="string">
            <text:p>1/8 NPT to 3AN</text:p>
          </table:table-cell>
          <table:table-cell office:value-type="string" calcext:value-type="string">
            <text:p>Pegasus Racing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<text:a xlink:href="https://www.pegasusautoracing.com/productselection.asp?Product=3250&amp;utm_source=google&amp;utm_medium=cpc&amp;utm_campaign=3250&amp;utm_source=google&amp;utm_medium=paid_search&amp;utm_campaign=paid_search_google_pla&amp;scid=scplp11654763&amp;gclid=CjwKEAjwq6m3BRCP7IfMq6Oo9gESJACRc0bNexgqwqY0oGRs5vgInbtoe7cwG6N5BwiPIiJdbwRCFBoCT03w_wcB" xlink:type="simple">https://www.pegasusautoracing.com/productselection.asp?Product=3250&amp;utm_source=google&amp;utm_medium=cpc&amp;utm_campaign=3250&amp;utm_source=google&amp;utm_medium=paid_search&amp;utm_campaign=paid_search_google_pla&amp;scid=scplp11654763&amp;gclid=CjwKEAjwq6m3BRCP7IfMq6Oo9gESJACRc0bNexgqwqY0oGRs5vgInbtoe7cwG6N5BwiPIiJdbwRCFBoCT03w_wcB</text:a></text:p>
          </table:table-cell>
          <table:table-cell office:value-type="string" calcext:value-type="string">
            <text:p>Part #3250-02-03S</text:p>
          </table:table-cell>
        </table:table-row>
        <table:table-row table:style-name="ro2">
          <table:table-cell office:value-type="string" calcext:value-type="string">
            <text:p>AN male to male union</text:p>
          </table:table-cell>
          <table:table-cell office:value-type="string" calcext:value-type="string">
            <text:p>Pegasus Racing</text:p>
          </table:table-cell>
          <table:table-cell office:value-type="string" calcext:value-type="string">
            <text:p>3AN to 3AN male union</text:p>
          </table:table-cell>
          <table:table-cell office:value-type="string" calcext:value-type="string">
            <text:p>Pegasus Racing</text:p>
          </table:table-cell>
          <table:table-cell office:value-type="float" office:value="1" calcext:value-type="float">
            <text:p>1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<text:a xlink:href="https://www.pegasusautoracing.com/productselection.asp?Product=3225" xlink:type="simple">https://www.pegasusautoracing.com/productselection.asp?Product=3225</text:a></text:p>
          </table:table-cell>
          <table:table-cell office:value-type="string" calcext:value-type="string">
            <text:p>Part no: 3225-03-03S</text:p>
          </table:table-cell>
        </table:table-row>
        <table:table-row table:style-name="ro2">
          <table:table-cell office:value-type="string" calcext:value-type="string">
            <text:p>Rear caliper bolts</text:p>
          </table:table-cell>
          <table:table-cell office:value-type="string" calcext:value-type="string">
            <text:p>Drilled Head Bolts</text:p>
          </table:table-cell>
          <table:table-cell office:value-type="string" calcext:value-type="string">
            <text:p>M8-1.25 30mm</text:p>
          </table:table-cell>
          <table:table-cell office:value-type="string" calcext:value-type="string">
            <text:p>Drill Head Bolts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<text:a xlink:href="http://www.drilledheadbolts.com/DH-G88-HEX-M8-125-X-30MM-10-PCS-SDH80812530.htm" xlink:type="simple">http://www.drilledheadbolts.com/DH-G88-HEX-M8-125-X-30MM-10-PCS-SDH80812530.htm</text:a></text:p>
          </table:table-cell>
          <table:table-cell office:value-type="string" calcext:value-type="string">
            <text:p>Pack of 10</text:p>
          </table:table-cell>
        </table:table-row>
        <table:table-row table:style-name="ro2">
          <table:table-cell office:value-type="string" calcext:value-type="string">
            <text:p>Front caliper bolts</text:p>
          </table:table-cell>
          <table:table-cell office:value-type="string" calcext:value-type="string">
            <text:p>Drilled Head Bolts</text:p>
          </table:table-cell>
          <table:table-cell office:value-type="string" calcext:value-type="string">
            <text:p>M8-1.25 20mm</text:p>
          </table:table-cell>
          <table:table-cell office:value-type="string" calcext:value-type="string">
            <text:p>Drill Head Bolts</text:p>
          </table:table-cell>
          <table:table-cell office:value-type="float" office:value="1" calcext:value-type="float">
            <text:p>1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<text:a xlink:href="http://www.drilledheadbolts.com/DH-G88-HEX-M8-125-X-20MM-10-PCS-SDH80812520.htm" xlink:type="simple">http://www.drilledheadbolts.com/DH-G88-HEX-M8-125-X-20MM-10-PCS-SDH80812520.htm</text:a></text:p>
          </table:table-cell>
          <table:table-cell office:value-type="string" calcext:value-type="string">
            <text:p>Pack of 10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3" table:number-rows-repeated="1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teering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Steering.E4:.E15]*[Steering.F4:.F15])" office:value-type="float" office:value="6.92" calcext:value-type="float">
            <text:p>6.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Flanged bushing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1.25” OD 1” ID</text:p>
          </table:table-cell>
          <table:table-cell office:value-type="string" calcext:value-type="string">
            <text:p>McMaster Carr</text:p>
          </table:table-cell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a xlink:href="http://www.mcmaster.com/#6389k559/=11l3qov" xlink:type="simple">http://www.mcmaster.com/#6389k559/=11l3qov</text:a></text:p>
          </table:table-cell>
          <table:table-cell/>
        </table:table-row>
        <table:table-row table:style-name="ro1">
          <table:table-cell office:value-type="string" calcext:value-type="string">
            <text:p>Bushing housing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.5” OD and &lt;= 1.25” ID</text:p>
          </table:table-cell>
          <table:table-cell office:value-type="string" calcext:value-type="string">
            <text:p>Anywhe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'll let you choose supplier in case you want to minimize cost. Aircraft Spruce or McMaster Carr would work. Quantity in inches.</text:p>
          </table:table-cell>
        </table:table-row>
        <table:table-row table:style-name="ro1">
          <table:table-cell table:number-columns-repeated="8"/>
        </table:table-row>
      </table:table>
      <table:table table:name="Charging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Charging PCB'.E4:.E23]*['Charging PCB'.F4:.F23])" office:value-type="float" office:value="43.94" calcext:value-type="float">
            <text:p>43.94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Charger fault LED</text:p>
          </table:table-cell>
          <table:table-cell table:style-name="ce6" office:value-type="string" calcext:value-type="string">
            <text:p>APEM</text:p>
          </table:table-cell>
          <table:table-cell table:style-name="ce6" office:value-type="string" calcext:value-type="string">
            <text:p>Q8R1BXXY110E</text:p>
          </table:table-cell>
          <table:table-cell table:style-name="ce6" office:value-type="string" calcext:value-type="string">
            <text:p>Newar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78" calcext:value-type="float">
            <text:p>1.78</text:p>
          </table:table-cell>
          <table:table-cell table:style-name="ce6" office:value-type="string" calcext:value-type="string">
            <text:p><text:a xlink:href="http://www.newark.com/apem/q8r1bxxy110e/panel-mount-indicator-led-8mm/dp/16R0187" xlink:type="simple">http://www.newark.com/apem/q8r1bxxy110e/panel-mount-indicator-led-8mm/dp/16R0187</text:a>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harger fault LED</text:p>
          </table:table-cell>
          <table:table-cell table:style-name="ce6" office:value-type="string" calcext:value-type="string">
            <text:p>APEM</text:p>
          </table:table-cell>
          <table:table-cell table:style-name="ce6" office:value-type="string" calcext:value-type="string">
            <text:p>Q14F1CXXR110E</text:p>
          </table:table-cell>
          <table:table-cell table:style-name="ce6" office:value-type="string" calcext:value-type="string">
            <text:p>Newark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81" calcext:value-type="float">
            <text:p>2.81</text:p>
          </table:table-cell>
          <table:table-cell table:style-name="ce6" office:value-type="string" calcext:value-type="string">
            <text:p><text:a xlink:href="http://www.newark.com/apem/q14f1cxxr110e/panel-mount-indicator-led-14mm/dp/15R9884" xlink:type="simple">http://www.newark.com/apem/q14f1cxxr110e/panel-mount-indicator-led-14mm/dp/15R9884</text:a></text:p>
          </table:table-cell>
          <table:table-cell table:style-name="ce6" table:number-columns-repeated="1017"/>
        </table:table-row>
        <table:table-row table:style-name="ro2">
          <table:table-cell table:style-name="ce7" office:value-type="string" calcext:value-type="string">
            <text:p>Charger fault relay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OUAZ-SS-112L</text:p>
          </table:table-cell>
          <table:table-cell table:style-name="ce7" office:value-type="string" calcext:value-type="string">
            <text:p>Newar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14" calcext:value-type="float">
            <text:p>2.14</text:p>
          </table:table-cell>
          <table:table-cell table:style-name="ce7" office:value-type="string" calcext:value-type="string">
            <text:p><text:a xlink:href="http://www.newark.com/te-connectivity-oeg/ouaz-ss-112l-900/relay-signal-spdt-120vac-24vdc/dp/73J6576" xlink:type="simple">http://www.newark.com/te-connectivity-oeg/ouaz-ss-112l-900/relay-signal-spdt-120vac-24vdc/dp/73J6576</text:a></text:p>
          </table:table-cell>
          <table:table-cell table:style-name="ce7" table:number-columns-repeated="1017"/>
        </table:table-row>
        <table:table-row table:style-name="ro2">
          <table:table-cell table:style-name="ce7" office:value-type="string" calcext:value-type="string">
            <text:p>Charger latch relay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RTE24615</text:p>
          </table:table-cell>
          <table:table-cell table:style-name="ce7" office:value-type="string" calcext:value-type="string">
            <text:p>Newar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.79" calcext:value-type="float">
            <text:p>5.79</text:p>
          </table:table-cell>
          <table:table-cell table:style-name="ce7" office:value-type="string" calcext:value-type="string">
            <text:p><text:a xlink:href="http://www.newark.com/te-connectivity-schrack/rte24615/relay-dpdt-250vac-8a/dp/48F3750" xlink:type="simple">http://www.newark.com/te-connectivity-schrack/rte24615/relay-dpdt-250vac-8a/dp/48F3750</text:a>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Charger fault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AS5D12-12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a xlink:href="http://www.digikey.com/product-detail/en/te-connectivity-potter-brumfield-relays/T9AS5D12-12/PB306-ND/254523" xlink:type="simple">http://www.digikey.com/product-detail/en/te-connectivity-potter-brumfield-relays/T9AS5D12-12/PB306-ND/254523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ger latch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2S11A12-12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<text:a xlink:href="http://www.digikey.com/product-detail/en/te-connectivity-potter-brumfield-relays/8-1393211-0/PB1412-ND/1127987" xlink:type="simple">http://www.digikey.com/product-detail/en/te-connectivity-potter-brumfield-relays/8-1393211-0/PB1412-ND/1127987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igh V/C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PT 3 pos 199110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a xlink:href="http://www.digikey.com/product-detail/en/phoenix-contact/1991105/277-6710-ND/2527262" xlink:type="simple">http://www.digikey.com/product-detail/en/phoenix-contact/1991105/277-6710-ND/252726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6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a xlink:href="http://www.digikey.com/product-detail/en/phoenix-contact/1985234/277-1626-ND/568663" xlink:type="simple">http://www.digikey.com/product-detail/en/phoenix-contact/1985234/277-1626-ND/568663</text:a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V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LV PCB'.E4:.E16]*['LV PCB'.F4:.F16])" office:value-type="float" office:value="0.77" calcext:value-type="float">
            <text:p>0.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10V referenc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4040DIZ-1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a xlink:href="http://www.digikey.com/product-detail/en/texas-instruments/LM4040DIZ-10.0%2FNOPB/LM4040DIZ-10.0%2FNOPB-ND/212716" xlink:type="simple">http://www.digikey.com/product-detail/en/texas-instruments/LM4040DIZ-10.0%2FNOPB/LM4040DIZ-10.0%2FNOPB-ND/212716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2:22:03.3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3-24T12:22:18.266000000</dc:date>
    <meta:editing-duration>P1DT25M29S</meta:editing-duration>
    <meta:editing-cycles>146</meta:editing-cycles>
    <meta:generator>LibreOffice/5.0.4.2$Windows_X86_64 LibreOffice_project/2b9802c1994aa0b7dc6079e128979269cf95bc78</meta:generator>
    <meta:document-statistic meta:table-count="5" meta:cell-count="318" meta:object-count="0"/>
  </office:meta>
</office:document-meta>
</file>